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officeooo:rsid="00179f6e" officeooo:paragraph-rsid="001bf0d7"/>
    </style:style>
    <style:style style:name="T1" style:family="text">
      <style:text-properties officeooo:rsid="001bf0d7"/>
    </style:style>
    <style:style style:name="T2" style:family="text">
      <style:text-properties officeooo:rsid="001c6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Sou estudante de engenharia de controle e automaç<text:span text:style-name="T1">ã</text:span>o e <text:span text:style-name="T1">preciso adquirir conhecimentos </text:span>na área de intelig<text:span text:style-name="T1">ê</text:span>ncia artificial e machine learni<text:span text:style-name="T1">n</text:span>g <text:span text:style-name="T1">para realizar minhas tarefas na equipe de robôs de competição de que faço parte</text:span>. <text:span text:style-name="T1">Essa equipe é formada por alunos da universidade e tem alguns patrocínios de empresas para aquisição de materiais e equipamentos, mas nosso trabalho não é remunerado. Atualmente, dedico meu tempo à faculdade, que é e</text:span>m período in<text:span text:style-name="T1">t</text:span>egral, <text:span text:style-name="T2">e à equipe, não tendo</text:span> nenhuma renda <text:span text:style-name="T1">própria ainda. Moro com meus pais. Meu pai é dentista e minha mãe é funcionária pública. Eles já pagam minhas despesas com alimentação, transportes e cursos. Porém esse curso seria uma despesa extra que não estava prevista no orçamento deles. O auxílio financeiro seria importante para permitir que eu fizesse esse curso ainda este ano, oportunizando minha atuação mais efetiva na equipe e o desenvolvimento e aplicação dos conhecimentos adquiridos no curs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1:51:23.471319798</meta:creation-date>
    <dc:date>2019-09-26T22:54:51.967998547</dc:date>
    <meta:editing-duration>PT11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50" meta:character-count="951" meta:non-whitespace-character-count="801"/>
  </office:meta>
</office:document-meta>
</file>